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e5c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8ccfb7"/>
    </style:style>
    <style:style style:name="ce11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#fcd3c1"/>
    </style:style>
    <style:style style:name="ce17" style:family="table-cell" style:parent-style-name="Default">
      <style:table-cell-properties fo:background-color="#bee3d3"/>
    </style:style>
    <style:style style:name="gr1" style:family="graphic">
      <style:graphic-properties draw:fill-color="#111111" draw:textarea-horizontal-align="justify" draw:textarea-vertical-align="middle" draw:auto-grow-height="false" fo:min-height="59.97mm" fo:min-width="6.06mm"/>
    </style:style>
    <style:style style:name="gr2" style:family="graphic">
      <style:graphic-properties draw:fill-color="#111111" draw:textarea-horizontal-align="justify" draw:textarea-vertical-align="middle" draw:auto-grow-height="false" fo:min-height="4.92mm" fo:min-width="27.48mm"/>
    </style:style>
    <style:style style:name="gr3" style:family="graphic">
      <style:graphic-properties draw:fill-color="#000000" draw:textarea-horizontal-align="justify" draw:textarea-vertical-align="middle" draw:auto-grow-height="false" fo:min-height="23.03mm" fo:min-width="6.2mm"/>
    </style:style>
    <style:style style:name="gr4" style:family="graphic">
      <style:graphic-properties draw:fill-color="#000000" draw:textarea-horizontal-align="justify" draw:textarea-vertical-align="middle" draw:auto-grow-height="false" fo:min-height="22.32mm" fo:min-width="4.4mm"/>
    </style:style>
    <style:style style:name="gr5" style:family="graphic">
      <style:graphic-properties draw:fill-color="#000000" draw:textarea-horizontal-align="justify" draw:textarea-vertical-align="middle" draw:auto-grow-height="false" fo:min-height="87.87mm" fo:min-width="6.2m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2.11mm" svg:height="68.52mm" svg:x="58.08mm" svg:y="35.87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31.39mm" svg:height="9.83mm" svg:x="106.26mm" svg:y="134.41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draw:text-style-name="P1" svg:width="31.39mm" svg:height="9.83mm" svg:x="219.33mm" svg:y="150.88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draw:text-style-name="P2" svg:width="12.38mm" svg:height="26.3mm" svg:x="171.02mm" svg:y="164.1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2" draw:text-style-name="P1" svg:width="31.39mm" svg:height="9.83mm" svg:x="219.07mm" svg:y="209.59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3" draw:text-style-name="P2" svg:width="12.38mm" svg:height="26.3mm" svg:x="281.8mm" svg:y="176.63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4" draw:text-style-name="P2" svg:width="8.8mm" svg:height="25.5mm" svg:x="173.49mm" svg:y="86.8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4" draw:text-style-name="P2" svg:width="8.8mm" svg:height="25.5mm" svg:x="285.65mm" svg:y="85.7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2" draw:text-style-name="P1" svg:width="31.39mm" svg:height="9.83mm" svg:x="217.42mm" svg:y="72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5" draw:text-style-name="P2" svg:width="12.38mm" svg:height="100.41mm" svg:x="141.18mm" svg:y="156.46mm">
            <text:p/>
            <draw:enhanced-geometry svg:viewBox="0 0 21600 21600" draw:text-areas="?f0 ?f7 ?f2 21600" draw:type="up-arrow" draw:modifiers="2114.3995220075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3" table:number-rows-spanned="5">
            <text:p>jyo_master (会場コードマスタ)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固定データ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3"/>
          <table:table-cell table:number-columns-repeated="12"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4" table:number-rows-spanned="1">
            <text:p>レース共通テーブル</text:p>
          </table:table-cell>
          <table:covered-table-cell table:number-columns-repeated="3"/>
          <table:table-cell/>
          <table:table-cell table:style-name="ce8" office:value-type="string" calcext:value-type="string" table:number-columns-spanned="5" table:number-rows-spanned="1">
            <text:p>枠（選手）ごとの情報</text:p>
          </table:table-cell>
          <table:covered-table-cell table:number-columns-repeated="4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4" table:number-rows-spanned="8">
            <text:p>race_result_tb</text:p>
          </table:table-cell>
          <table:covered-table-cell table:number-columns-repeated="3" table:style-name="ce10"/>
          <table:table-cell/>
          <table:table-cell table:style-name="ce9" office:value-type="string" calcext:value-type="string" table:number-columns-spanned="5" table:number-rows-spanned="8">
            <text:p>p_result_tb</text:p>
          </table:table-cell>
          <table:covered-table-cell table:number-columns-repeated="4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jyo_cd</text:p>
          </table:table-cell>
          <table:table-cell table:number-columns-repeated="2"/>
          <table:covered-table-cell table:number-columns-repeated="4" table:style-name="ce10"/>
          <table:table-cell office:value-type="string" calcext:value-type="string">
            <text:p>race_id</text:p>
          </table:table-cell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5"/>
          <table:covered-table-cell table:number-columns-repeated="4" table:style-name="ce10"/>
          <table:table-cell/>
          <table:covered-table-cell table:number-columns-repeated="5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4"/>
          <table:table-cell office:value-type="string" calcext:value-type="string">
            <text:p>waku_id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3" table:number-rows-spanned="18">
            <text:p>holdjyo_tb</text:p>
            <text:p>日付とその日に開催される会場のtb</text:p>
            <text:p/>
          </table:table-cell>
          <table:covered-table-cell table:number-columns-repeated="2" table:style-name="ce7"/>
          <table:table-cell/>
          <table:table-cell table:style-name="ce11" office:value-type="string" calcext:value-type="string" table:number-columns-spanned="4" table:number-rows-spanned="18">
            <text:p>raceinfo_tb</text:p>
            <text:p>開催場の各レースの情報</text:p>
            <text:p/>
          </table:table-cell>
          <table:covered-table-cell table:number-columns-repeated="3"/>
          <table:table-cell/>
          <table:table-cell table:style-name="ce11" office:value-type="string" calcext:value-type="string" table:number-columns-spanned="5" table:number-rows-spanned="18">
            <text:p>program_tb</text:p>
          </table:table-cell>
          <table:covered-table-cell table:number-columns-repeated="4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 office:value-type="string" calcext:value-type="string">
            <text:p>datejyo_cd</text:p>
          </table:table-cell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 office:value-type="string" calcext:value-type="string">
            <text:p>日付で更新されるデータ</text:p>
          </table:table-cell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 table:visibility="collapse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 table:visibility="collapse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 table:visibility="collapse">
          <table:table-cell/>
          <table:covered-table-cell table:number-columns-repeated="3" table:style-name="ce7"/>
          <table:table-cell/>
          <table:covered-table-cell table:number-columns-repeated="4"/>
          <table:table-cell/>
          <table:covered-table-cell table:number-columns-repeated="5" table:style-name="ce1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race_id</text:p>
          </table:table-cell>
          <table:table-cell table:number-columns-repeated="4"/>
          <table:table-cell office:value-type="string" calcext:value-type="string">
            <text:p>waku_id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4" table:number-rows-spanned="18">
            <text:p>chokuzen_cond_tb</text:p>
            <text:p>開催場の各レースの情報</text:p>
            <text:p/>
          </table:table-cell>
          <table:covered-table-cell table:number-columns-repeated="3"/>
          <table:table-cell/>
          <table:table-cell table:style-name="ce12" office:value-type="string" calcext:value-type="string" table:number-columns-spanned="5" table:number-rows-spanned="18">
            <text:p>chokuzen_player_tb</text:p>
          </table:table-cell>
          <table:covered-table-cell table:number-columns-repeated="4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 office:value-type="string" calcext:value-type="string">
            <text:p>race_id</text:p>
          </table:table-cell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visibility="collapse">
          <table:table-cell table:number-columns-repeated="5"/>
          <table:covered-table-cell table:number-columns-repeated="4"/>
          <table:table-cell/>
          <table:covered-table-cell table:number-columns-repeated="5" table:style-name="ce17"/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4" table:number-rows-spanned="7">
            <text:p>オッズテーブル</text:p>
          </table:table-cell>
          <table:covered-table-cell table:number-columns-repeated="3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  <table:table-row table:style-name="ro1">
          <table:table-cell table:number-columns-repeated="5"/>
          <table:covered-table-cell table:number-columns-repeated="4" table:style-name="ce15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H43:Sheet1.H4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IPA明朝" style:font-family-generic-asian="system" style:font-pitch-asian="variable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5.66mm" fo:margin-bottom="6.61mm" fo:margin-left="10.16mm" fo:margin-right="5.5mm" style:scale-to="68%" style:writing-mode="lr-tb"/>
      <style:header-style>
        <style:header-footer-properties fo:min-height="-24.5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00/00/00</text:date>, <text:time style:data-style-name="N2" text:time-value="09:03:59.407806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20-06-02T09:06:05.466530036</dc:date>
    <meta:editing-duration>PT34M8S</meta:editing-duration>
    <meta:editing-cycles>10</meta:editing-cycles>
    <meta:document-statistic meta:table-count="1" meta:cell-count="22" meta:object-count="10"/>
  </office:meta>
</office:document-meta>
</file>